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beçalho</text:p>
      <text:p text:style-name="Standard">&lt;Resumo&gt;A análise de sinais de Eletrocardiograma é uma ferramenta importante para a medicina. Um dos problemas relacionados é o da detecção da envoltória do complexo QRS, que serve para a diagnóstico de pacientes com arritmia. Esse artigo relata a utilização da Transformada de Hilbert para a detecção da envoltória do complexo QRS em sinais de Eletrocardiograma. Esse é um trabalho para a disciplina de Telecomunicações, EELXXX, no período letivo de 2014.2.&lt;/Resumo&gt;</text:p>
      <text:p text:style-name="Standard"/>
      <text:p text:style-name="Standard">&lt;Introdução&gt;Introdução</text:p>
      <text:p text:style-name="Standard">O sinal do eletrocardiograma é modelado pelos cardiologistas como sendo composto por alguns momentos no tempo: P, Q, R, S, T e U [ref] como ilustrado na figura 1.</text:p>
      <text:p text:style-name="Standard">&lt;figura 1&gt;</text:p>
      <text:p text:style-name="Standard">O objetivo desse trabalho é obter corretamente a envoltória dos diversos complexos QRS nos sinais de Eletrocardiograma (doravante, ECG).</text:p>
      <text:p text:style-name="Standard">&lt;/Introdução&gt;</text:p>
      <text:p text:style-name="P1">A base de dados utilizada</text:p>
      <text:p text:style-name="Standard">Escolhemos como base de dados a base aberta <text:span text:style-name="T1">MIT-BIH Arrytmia Database</text:span> [ref], por ser uma base de dados muito utilizada pelos pesquisadores e por ser fornecida por uma renomada universidade. A base fornece arquivos que contém séries que representam as diversas medições de tensão de um aparelho de ECG para cada pulso a uma frequência de amostragem de 360Hz. </text:p>
      <text:p text:style-name="Standard">Além disso, a <text:span text:style-name="T1">MIT-BIH Arrytmia Database</text:span> também fornece arquivos formatados para serem lidos pelo software matemático MATLAB.</text:p>
      <text:p text:style-name="P1">O algoritmo utilizado</text:p>
      <text:p text:style-name="Standard">O algoritmo utilizado foi o apresentado por D. Benitez et al. [ref], seguindo os seguintes passos:</text:p>
      <text:list xml:id="list7975301107000712744" text:style-name="L1">
        <text:list-item>
          <text:list>
            <text:list-item>
              <text:list>
                <text:list-item>
                  <text:p text:style-name="P2">Calcular dECG(n) = (ECG(n+1) – ECG(n-1))/2dt para calcular a derivada discreta do sinal ECG(n);</text:p>
                </text:list-item>
                <text:list-item>
                  <text:p text:style-name="P2">Calcular a transformada de Hilbert de dECG, <text:s/>H{dECG};</text:p>
                </text:list-item>
                <text:list-item>
                  <text:p text:style-name="P2">Calcular o envelope B{dECG} = sqrt(H²{dECG} + dECG²);</text:p>
                </text:list-item>
                <text:list-item>
                  <text:p text:style-name="P2">Detectar os picos de B{dECG}</text:p>
                </text:list-item>
              </text:list>
            </text:list-item>
          </text:list>
        </text:list-item>
      </text:list>
      <text:p text:style-name="Standard">Na parte de detecção de picos, utilizamos um método ligeiramente diferente do proposto no artigo: utilizamos a busca por picos do MATLAB, com o valor de referência sendo a metade entre o maior e o menor nível do sinal de entrada.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Cruz</meta:initial-creator>
    <meta:creation-date>2014-12-06T18:08:50.12</meta:creation-date>
    <dc:date>2014-12-08T20:12:58.49</dc:date>
    <dc:creator>Pedro Cruz</dc:creator>
    <meta:editing-duration>PT2H38M23S</meta:editing-duration>
    <meta:editing-cycles>7</meta:editing-cycles>
    <meta:generator>OpenOffice/4.0.1$Win32 OpenOffice.org_project/401m5$Build-9714</meta:generator>
    <meta:document-statistic meta:table-count="0" meta:image-count="0" meta:object-count="0" meta:page-count="1" meta:paragraph-count="17" meta:word-count="308" meta:character-count="1911"/>
  </office:meta>
</office:document-meta>
</file>